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پیش‌گفتار</text:p>
      <text:p text:style-name="P4"><text:tab/>نویسنده</text:p>
      <text:p text:style-name="P4"><text:tab/>لاگ</text:p>
      <text:p text:style-name="P4"><text:tab/>کرج‌لاگ</text:p>
      <text:p text:style-name="P4"><text:tab/>تاریخچه‌ی مختصری از نرم‌افزار آزاد</text:p>
      <text:p text:style-name="P4"><text:tab/>دلیل انتخاب دبیان</text:p>
      <text:p text:style-name="P4">سپاسگزاری</text:p>
      <text:p text:style-name="P4"/>
      <text:p text:style-name="P5">بخش اول: آشنایی با سیستم‌عامل دبیان گنو/لینوکس</text:p>
      <text:p text:style-name="P1">۱- مقدمه</text:p>
      <text:p text:style-name="P6">۱-۱- مفاهیم نرم‌افزار آزاد</text:p>
      <text:p text:style-name="P6">۲-۱- انگیزه‌ها</text:p>
      <text:p text:style-name="P1"><text:tab/>۳-۱- <text:span text:style-name="T2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<text:tab/>۱-۲-۳- دسکتاپ (محیط اصلی میزکار گنوم)</text:p>
      <text:p text:style-name="P1"><text:tab/><text:tab/>۲-۲-۳- پنل بالا</text:p>
      <text:p text:style-name="P1"><text:tab/><text:tab/><text:tab/>۱-۲-۲-۳- منوها اصلی</text:p>
      <text:p text:style-name="P1"><text:tab/><text:tab/><text:tab/>۲-۲-۲-۳- اجراکننده‌ها (آیکون‌های میانبر نرم‌افزارها)</text:p>
      <text:p text:style-name="P1"><text:tab/><text:tab/><text:tab/>۳-۲-۲-۳- اپلت‌ها</text:p>
      <text:p text:style-name="P1"><text:tab/><text:tab/>۳-۲-۳- پنل پایین</text:p>
      <text:p text:style-name="P1"><text:tab/><text:tab/><text:tab/>۱-۳-۲-۳- <text:s/><text:span text:style-name="T1">نمایش دسکتاپ</text:span></text:p>
      <text:p text:style-name="P1"><text:tab/><text:tab/><text:tab/><text:span text:style-name="T1">۲-۳-۲-۳- نوار وظیفه</text:span></text:p>
      <text:p text:style-name="P1"><text:tab/><text:tab/><text:tab/>۳-۳-۲-۳- فضا‌های کاری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soft-page-break/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3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2">۶- سخت‌افزارها</text:p>
      <text:p text:style-name="P2"><text:tab/>۱-۶- پارتیشن‌ها و فایل‌سیستم‌ها</text:p>
      <text:p text:style-name="P2"><text:tab/>۲-۶- نصب چاپگرها</text:p>
      <text:p text:style-name="P2"><text:tab/>۳-۶- ساختار X-Window</text:p>
      <text:p text:style-name="P2"><text:tab/>۴-۶- نصب درایور کارت‌های گرافیکی <text:s/>ATi</text:p>
      <text:p text:style-name="P2"><text:tab/>۵-۶- نصب درایور کارت‌های گرافیکی <text:s/>Nvidia</text:p>
      <text:p text:style-name="P2"><text:tab/>۶-۶- تنظیمات شبکه</text:p>
      <text:p text:style-name="P1">۷- نصب و مدیریت بسته‌های نرم‌افزاری</text:p>
      <text:p text:style-name="P1">۸- مهاجرت به گنو/لینوکس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28T13:30:14</dc:date>
    <dc:creator>Mostafa Moradian</dc:creator>
    <meta:editing-duration>PT16H35M12S</meta:editing-duration>
    <meta:editing-cycles>230</meta:editing-cycles>
    <meta:generator>LibreOffice/3.3$Linux LibreOffice_project/330m19$Build-202</meta:generator>
    <meta:document-statistic meta:table-count="0" meta:image-count="0" meta:object-count="0" meta:page-count="2" meta:paragraph-count="60" meta:word-count="412" meta:character-count="1492"/>
  </office:meta>
</office:document-meta>
</file>